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style:font-size-asian="12pt" style:font-size-complex="12pt"/>
    </style:style>
    <style:style style:name="P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style:font-size-asian="14pt" style:font-weight-asian="normal" style:font-size-complex="14pt" style:font-weight-complex="normal"/>
    </style:style>
    <style:style style:name="P6" style:family="paragraph" style:parent-style-name="Standard">
      <style:paragraph-properties fo:text-align="start" style:justify-single-word="false"/>
      <style:text-properties fo:color="#2a00ff" style:font-name="Times New Roman" fo:font-size="12pt" style:font-name-asian="Monospace" style:font-size-asian="12pt" style:font-name-complex="Monospace" style:font-size-complex="12pt"/>
    </style:style>
    <style:style style:name="P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start" style:justify-single-word="false"/>
      <style:text-properties fo:font-size="10pt" style:font-size-asian="10pt" style:font-size-complex="10pt"/>
    </style:style>
    <style:style style:name="P10" style:family="paragraph" style:parent-style-name="Standard">
      <style:paragraph-properties fo:text-align="start" style:justify-single-word="false"/>
      <style:text-properties fo:color="#000000" fo:font-size="12pt" fo:font-weight="bold" style:font-size-asian="12pt" style:font-weight-asian="bold" style:font-size-complex="12pt" style:font-weight-complex="bold"/>
    </style:style>
    <style:style style:name="P11" style:family="paragraph" style:parent-style-name="Standard">
      <style:paragraph-properties fo:text-align="start" style:justify-single-word="false"/>
      <style:text-properties fo:color="#000000" style:font-name="Times New Roman" fo:font-size="14pt" fo:font-weight="bold" style:font-name-asian="Monospace" style:font-size-asian="14pt" style:font-weight-asian="bold" style:font-name-complex="Monospace" style:font-size-complex="14pt" style:font-weight-complex="bold"/>
    </style:style>
    <style:style style:name="P12" style:family="paragraph" style:parent-style-name="Standard">
      <style:paragraph-properties fo:text-align="start" style:justify-single-word="false"/>
      <style:text-properties fo:color="#2300dc" fo:font-size="12pt"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0000ff" fo:font-size="12pt"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color="#2a00ff" style:font-name="Monospace" fo:font-size="10pt" style:font-name-asian="Monospace" style:font-size-asian="10pt" style:font-name-complex="Monospace" style:font-size-complex="10pt"/>
    </style:style>
    <style:style style:name="P15" style:family="paragraph" style:parent-style-name="Standard">
      <style:paragraph-properties fo:text-align="start" style:justify-single-word="false"/>
      <style:text-properties fo:color="#2a00ff" style:font-name="Monospace" fo:font-size="10pt" fo:font-weight="normal" style:font-name-asian="Monospace" style:font-size-asian="10pt" style:font-weight-asian="normal" style:font-name-complex="Monospace" style:font-size-complex="10pt" style:font-weight-complex="normal"/>
    </style:style>
    <style:style style:name="P16" style:family="paragraph" style:parent-style-name="Standard">
      <style:paragraph-properties fo:text-align="start" style:justify-single-word="false"/>
      <style:text-properties fo:color="#2a00ff" style:font-name="Times New Roman" fo:font-size="12pt" fo:font-weight="normal" style:font-name-asian="Monospace" style:font-size-asian="12pt" style:font-weight-asian="normal" style:font-name-complex="Monospace" style:font-size-complex="12pt" style:font-weight-complex="normal"/>
    </style:style>
    <style:style style:name="P17" style:family="paragraph" style:parent-style-name="Standard">
      <style:paragraph-properties fo:text-align="start" style:justify-single-word="false"/>
      <style:text-properties fo:color="#2a00ff" style:font-name="Times New Roman" fo:font-size="12pt" fo:font-weight="normal" style:font-name-asian="Monospace" style:font-size-asian="12pt" style:font-weight-asian="normal" style:font-name-complex="Monospace" style:font-size-complex="12pt" style:font-weight-complex="normal"/>
    </style:style>
    <style:style style:name="P18" style:family="paragraph" style:parent-style-name="Standard">
      <style:paragraph-properties fo:text-align="start" style:justify-single-word="false"/>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19" style:family="paragraph" style:parent-style-name="Standard">
      <style:paragraph-properties fo:text-align="start" style:justify-single-word="false"/>
      <style:text-properties fo:color="#000000" style:font-name="Monospace" fo:font-size="10pt" style:font-name-asian="Monospace" style:font-size-asian="10pt" style:font-name-complex="Monospace" style:font-size-complex="10pt"/>
    </style:style>
    <style:style style:name="P20" style:family="paragraph" style:parent-style-name="Standard">
      <style:paragraph-properties fo:text-align="start" style:justify-single-word="false"/>
      <style:text-properties fo:color="#000000" style:font-name="Times New Roman" fo:font-size="14pt" fo:font-weight="bold" fo:background-color="transparent" style:font-name-asian="Monospace" style:font-size-asian="14pt" style:font-weight-asian="bold" style:font-name-complex="Monospace" style:font-size-complex="14pt" style:font-weight-complex="bold"/>
    </style:style>
    <style:style style:name="P21" style:family="paragraph" style:parent-style-name="Standard">
      <style:paragraph-properties fo:text-align="start" style:justify-single-word="false"/>
      <style:text-properties fo:color="#000000" style:font-name="Times New Roman" fo:font-size="14pt" fo:font-weight="bold" style:font-name-asian="Monospace" style:font-size-asian="14pt" style:font-weight-asian="bold" style:font-name-complex="Monospace" style:font-size-complex="14pt" style:font-weight-complex="bold"/>
    </style:style>
    <style:style style:name="P22" style:family="paragraph" style:parent-style-name="Standard">
      <style:paragraph-properties fo:text-align="start" style:justify-single-word="false"/>
      <style:text-properties fo:color="#000000" style:font-name="Times New Roman" fo:font-size="12pt" fo:font-weight="normal" fo:background-color="transparent" style:font-name-asian="Monospace" style:font-size-asian="12pt" style:font-weight-asian="normal" style:font-name-complex="Monospace" style:font-size-complex="12pt" style:font-weight-complex="normal"/>
    </style:style>
    <style:style style:name="P23" style:family="paragraph" style:parent-style-name="Standard">
      <style:paragraph-properties fo:text-align="start" style:justify-single-word="false"/>
      <style:text-properties fo:color="#000000" style:font-name="Times New Roman" fo:font-size="12pt" fo:font-weight="normal"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color="#000000" style:font-name="Times New Roman" fo:font-size="12pt" fo:font-weight="normal" style:font-name-asian="Monospace" style:font-size-asian="12pt" style:font-weight-asian="normal" style:font-name-complex="Monospace" style:font-size-complex="12pt" style:font-weight-complex="normal"/>
    </style:style>
    <style:style style:name="P25" style:family="paragraph" style:parent-style-name="Standard">
      <style:paragraph-properties fo:text-align="start" style:justify-single-word="false"/>
      <style:text-properties fo:color="#000000" style:font-name="Times New Roman" fo:font-size="12pt" fo:font-weight="bold" fo:background-color="transparent" style:font-name-asian="Monospace" style:font-size-asian="12pt" style:font-weight-asian="bold" style:font-name-complex="Monospace" style:font-size-complex="12pt" style:font-weight-complex="bold"/>
    </style:style>
    <style:style style:name="P26" style:family="paragraph" style:parent-style-name="Standard">
      <style:paragraph-properties fo:text-align="start" style:justify-single-word="false"/>
      <style:text-properties fo:color="#000000" fo:font-size="12pt" fo:font-weight="normal"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color="#000000" style:font-name="Times New Roman" fo:font-size="12pt" fo:font-weight="normal" style:font-name-asian="Monospace" style:font-size-asian="12pt" style:font-weight-asian="normal" style:font-name-complex="Monospace" style:font-size-complex="12pt" style:font-weight-complex="normal"/>
    </style:style>
    <style:style style:name="P2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29"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color="#0000ff" fo:font-size="12pt" fo:font-weight="normal"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color="#0000ff" style:font-name="Times New Roman" fo:font-size="12pt" fo:font-weight="normal"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font-size="10pt" style:font-size-asian="10pt" style:font-size-complex="10pt"/>
    </style:style>
    <style:style style:name="P33" style:family="paragraph" style:parent-style-name="Standard">
      <style:paragraph-properties fo:text-align="center" style:justify-single-word="false"/>
    </style:style>
    <style:style style:name="P34" style:family="paragraph" style:parent-style-name="Standard">
      <style:paragraph-properties fo:text-align="start" style:justify-single-word="false"/>
      <style:text-properties style:font-name="Times New Roman" fo:font-size="12pt" fo:font-weight="normal" style:font-name-asian="Monospace" style:font-size-asian="12pt" style:font-weight-asian="normal" style:font-name-complex="Monospace" style:font-size-complex="12pt" style:font-weight-complex="normal"/>
    </style:style>
    <style:style style:name="P35"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Times New Roman" fo:font-size="12pt" style:font-size-asian="12pt" style:font-size-complex="12pt"/>
    </style:style>
    <style:style style:name="P37" style:family="paragraph" style:parent-style-name="Standard">
      <style:paragraph-properties fo:text-align="start" style:justify-single-word="false"/>
      <style:text-properties fo:font-size="14pt" fo:font-weight="bold" style:font-size-asian="14pt" style:font-weight-asian="normal" style:font-size-complex="14pt" style:font-weight-complex="normal"/>
    </style:style>
    <style:style style:name="T1" style:family="text">
      <style:text-properties fo:font-weight="normal" style:font-weight-asian="normal" style:font-weight-complex="normal"/>
    </style:style>
    <style:style style:name="T2" style:family="text">
      <style:text-properties fo:font-weight="normal" style:font-weight-asian="bold" style:font-weight-complex="normal"/>
    </style:style>
    <style:style style:name="T3" style:family="text">
      <style:text-properties fo:color="#2a00ff"/>
    </style:style>
    <style:style style:name="T4" style:family="text">
      <style:text-properties fo:color="#2a00ff" style:font-name="Monospace" fo:font-size="10pt" fo:font-weight="normal" style:font-name-asian="Monospace" style:font-size-asian="10pt" style:font-weight-asian="normal" style:font-name-complex="Monospace" style:font-size-complex="10pt" style:font-weight-complex="normal"/>
    </style:style>
    <style:style style:name="T5" style:family="text">
      <style:text-properties fo:color="#2a00ff" style:font-name="Monospace" fo:font-size="10pt" style:font-name-asian="Monospace" style:font-size-asian="10pt" style:font-name-complex="Monospace" style:font-size-complex="10pt"/>
    </style:style>
    <style:style style:name="T6" style:family="text">
      <style:text-properties fo:color="#2a00ff" style:font-name="Monospace" style:font-name-asian="Monospace" style:font-name-complex="Monospace"/>
    </style:style>
    <style:style style:name="T7" style:family="text">
      <style:text-properties fo:color="#2a00ff" style:font-name="Monospace" fo:font-weight="normal" style:font-name-asian="Monospace" style:font-weight-asian="normal" style:font-name-complex="Monospace" style:font-weight-complex="normal"/>
    </style:style>
    <style:style style:name="T8" style:family="text">
      <style:text-properties fo:color="#2a00ff" fo:font-weight="normal" style:font-name-asian="Monospace" style:font-weight-asian="normal" style:font-name-complex="Monospace" style:font-weight-complex="normal"/>
    </style:style>
    <style:style style:name="T9" style:family="text">
      <style:text-properties fo:color="#2a00ff" style:font-name-asian="Monospace" style:font-name-complex="Monospace"/>
    </style:style>
    <style:style style:name="T10" style:family="text">
      <style:text-properties fo:color="#2a00ff" fo:font-size="10pt" style:font-name-asian="Monospace" style:font-size-asian="10pt" style:font-name-complex="Monospace" style:font-size-complex="10pt"/>
    </style:style>
    <style:style style:name="T11" style:family="text">
      <style:text-properties fo:color="#2a00ff" fo:font-size="10pt" fo:font-weight="normal" style:font-name-asian="Monospace" style:font-size-asian="10pt" style:font-weight-asian="normal" style:font-name-complex="Monospace" style:font-size-complex="10pt" style:font-weight-complex="normal"/>
    </style:style>
    <style:style style:name="T12" style:family="text">
      <style:text-properties fo:color="#2a00ff" style:font-name="Times New Roman" fo:font-size="10pt" style:font-name-asian="Monospace" style:font-size-asian="10pt" style:font-name-complex="Monospace" style:font-size-complex="10pt"/>
    </style:style>
    <style:style style:name="T13" style:family="text">
      <style:text-properties fo:color="#2a00ff" style:font-name="Times New Roman" style:font-name-asian="Monospace" style:font-name-complex="Monospace"/>
    </style:style>
    <style:style style:name="T14" style:family="text">
      <style:text-properties style:font-name-asian="Monospace"/>
    </style:style>
    <style:style style:name="T15" style:family="text">
      <style:text-properties style:font-name-complex="Monospace"/>
    </style:style>
    <style:style style:name="T16" style:family="text">
      <style:text-properties fo:font-weight="bold" style:font-weight-asian="bold" style:font-weight-complex="bold"/>
    </style:style>
    <style:style style:name="T17" style:family="text">
      <style:text-properties fo:color="#000000"/>
    </style:style>
    <style:style style:name="T18" style:family="text">
      <style:text-properties fo:color="#000000" style:font-name="Monospace" fo:font-size="10pt" style:font-name-asian="Monospace" style:font-size-asian="10pt" style:font-name-complex="Monospace" style:font-size-complex="10pt"/>
    </style:style>
    <style:style style:name="T19" style:family="text">
      <style:text-properties fo:color="#000000" style:font-name="Monospace" style:font-name-asian="Monospace" style:font-name-complex="Monospace"/>
    </style:style>
    <style:style style:name="T20" style:family="text">
      <style:text-properties fo:color="#000000" style:font-name="Times New Roman" fo:font-size="14pt" style:font-name-asian="Monospace" style:font-size-asian="14pt" style:font-name-complex="Monospace" style:font-size-complex="14pt"/>
    </style:style>
    <style:style style:name="T21" style:family="text">
      <style:text-properties fo:color="#000000" style:font-name="Times New Roman" fo:font-size="14pt" fo:font-weight="normal" style:font-name-asian="Monospace" style:font-size-asian="14pt" style:font-weight-asian="normal" style:font-name-complex="Monospace" style:font-size-complex="14pt" style:font-weight-complex="normal"/>
    </style:style>
    <style:style style:name="T22" style:family="text">
      <style:text-properties fo:color="#000000" style:font-name="Times New Roman" style:font-name-asian="Monospace" style:font-name-complex="Monospace"/>
    </style:style>
    <style:style style:name="T23" style:family="text">
      <style:text-properties fo:color="#000000" style:font-name="Times New Roman" fo:font-size="12pt" style:font-name-asian="Monospace" style:font-size-asian="12pt" style:font-name-complex="Monospace" style:font-size-complex="12pt"/>
    </style:style>
    <style:style style:name="T24" style:family="text">
      <style:text-properties fo:color="#000000" style:font-name="Times New Roman" fo:font-size="12pt" fo:font-weight="normal" style:font-name-asian="Monospace" style:font-size-asian="12pt" style:font-weight-asian="normal" style:font-name-complex="Monospace" style:font-size-complex="12pt" style:font-weight-complex="normal"/>
    </style:style>
    <style:style style:name="T25" style:family="text">
      <style:text-properties fo:color="#000000" style:font-name="Times New Roman" fo:font-size="12pt" fo:font-weight="bold" style:font-name-asian="Monospace" style:font-size-asian="12pt" style:font-weight-asian="bold" style:font-name-complex="Monospace" style:font-size-complex="12pt" style:font-weight-complex="bold"/>
    </style:style>
    <style:style style:name="T26" style:family="text">
      <style:text-properties fo:color="#000000" style:font-name="Times New Roman" fo:font-size="12pt" fo:font-style="italic" fo:font-weight="normal" style:font-name-asian="Monospace" style:font-size-asian="12pt" style:font-style-asian="italic" style:font-weight-asian="normal" style:font-name-complex="Monospace" style:font-size-complex="12pt" style:font-style-complex="italic" style:font-weight-complex="normal"/>
    </style:style>
    <style:style style:name="T27" style:family="text">
      <style:text-properties fo:color="#000000" style:font-name="Times New Roman" fo:font-weight="normal" style:font-name-asian="Monospace" style:font-weight-asian="normal" style:font-name-complex="Monospace" style:font-weight-complex="normal"/>
    </style:style>
    <style:style style:name="T28" style:family="text">
      <style:text-properties fo:color="#000000" style:font-name-asian="Monospace" style:font-name-complex="Monospace"/>
    </style:style>
    <style:style style:name="T29" style:family="text">
      <style:text-properties fo:color="#000000" fo:font-size="10pt" style:font-name-asian="Monospace" style:font-size-asian="10pt" style:font-name-complex="Monospace" style:font-size-complex="10pt"/>
    </style:style>
    <style:style style:name="T30" style:family="text">
      <style:text-properties fo:font-size="18pt" fo:font-weight="bold" style:font-size-asian="18pt" style:font-weight-asian="bold" style:font-size-complex="18pt" style:font-weight-complex="bold"/>
    </style:style>
    <style:style style:name="T31" style:family="text">
      <style:text-properties fo:font-size="14pt" fo:font-weight="bold" style:font-size-asian="14pt" style:font-weight-asian="bold" style:font-size-complex="14pt" style:font-weight-complex="bold"/>
    </style:style>
    <style:style style:name="T32" style:family="text">
      <style:text-properties fo:color="#0000ff" fo:font-weight="normal" style:font-weight-asian="normal" style:font-weight-complex="normal"/>
    </style:style>
    <style:style style:name="T33" style:family="text">
      <style:text-properties fo:color="#0000ff" style:font-name="Times New Roman" fo:font-size="12pt" fo:font-weight="normal" style:font-name-asian="Monospace" style:font-size-asian="12pt" style:font-weight-asian="normal" style:font-name-complex="Monospace" style:font-size-complex="12pt" style:font-weight-complex="normal"/>
    </style:style>
    <style:style style:name="T34" style:family="text">
      <style:text-properties style:font-name="Times New Roman" fo:font-size="12pt" fo:font-weight="normal" style:font-name-asian="Monospace" style:font-size-asian="12pt" style:font-weight-asian="normal" style:font-name-complex="Monospace" style:font-size-complex="12pt" style:font-weight-complex="normal"/>
    </style:style>
    <style:style style:name="T35" style:family="text">
      <style:text-properties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MPUT 391 Team 3 Project Report </text:p>
      <text:p text:style-name="P8"><text:span text:style-name="T31">Yiming Liu,</text:span><text:span text:style-name="T30"> </text:span><text:span text:style-name="T31">Colby Warkentin</text:span></text:p>
      <text:p text:style-name="P8"><text:span text:style-name="T31"/></text:p>
      <text:p text:style-name="P2">Our project mainly uses jsp pages, with the exception of image uploading and displaying. Since we were new to jsp and most pages are concerned more with layout and displaying information instead of creating it, we decided to make our project heavily in jsp.</text:p>
      <text:p text:style-name="P2"><text:s text:c="2"/></text:p>
      <text:p text:style-name="P2">Here are modules in the project:</text:p>
      <text:p text:style-name="P2"/>
      <text:p text:style-name="P4">Login Module: </text:p>
      <text:p text:style-name="P2">This module will be used by all users to login to the system with proper privileges, and to modify their personal information and/or the password.</text:p>
      <text:p text:style-name="P2"/>
      <text:p text:style-name="P1">header.jsp</text:p>
      <text:p text:style-name="P2">Every file contains the header.jsp, which displays the links in left area(Menu). Different type of users log in will get different access ability. Here are the links access for different user type</text:p>
      <text:p text:style-name="P36"><text:span text:style-name="T1">Admin: </text:span><text:span text:style-name="T8">User Management,Report Generator,Data Analysis,Search,Edit Profile,Help</text:span></text:p>
      <text:p text:style-name="P35">Doctor: <text:span text:style-name="T9">Search,Edit Profile,Help</text:span></text:p>
      <text:p text:style-name="P35">Patient: <text:span text:style-name="T9">Search,Edit Profile,Help</text:span></text:p>
      <text:p text:style-name="P35">Radiologist: <text:span text:style-name="T9">Record Upload,Search,Edit Profile,Help</text:span></text:p>
      <text:p text:style-name="P2"/>
      <text:p text:style-name="P1">login.jsp</text:p>
      <text:p text:style-name="P1">login.html</text:p>
      <text:p text:style-name="P1">main.jsp</text:p>
      <text:p text:style-name="P2">In the log in page the user could choose to connect to specified account with password(there's a checkbox for that). If the password and the user name do not match then will jump to login.html(display error message) and input the password again. If the password is correct, then jump to main.jsp which will show welcome message.</text:p>
      <text:p text:style-name="P2"/>
      <text:p text:style-name="P2">Once the user log in, his/her name and class type will be passed through session so other modules can identify the user's class to give proper access.</text:p>
      <text:p text:style-name="P2"/>
      <text:p text:style-name="P3"><text:span text:style-name="T1">For matching user and pwd: </text:span><text:span text:style-name="T13">"select password, class from users where user_name = ? "</text:span></text:p>
      <text:p text:style-name="P14"/>
      <text:p text:style-name="P1">profile.jsp</text:p>
      <text:p text:style-name="P1">profile_change.jsp</text:p>
      <text:p text:style-name="P35">There two files provide the function of modifying personal information for the log-in user.</text:p>
      <text:p text:style-name="P35">To change personal information the user do not need to enter password again. </text:p>
      <text:p text:style-name="P35">To change password the user has to enter old password first, if it is correct then passwords will be changes.</text:p>
      <text:p text:style-name="P35"/>
      <text:p text:style-name="P35">List old information: <text:span text:style-name="T9">"select * from persons where user_name = ? "</text:span><text:span text:style-name="T28">;</text:span></text:p>
      <text:p text:style-name="P35">Update user information and password: </text:p>
      <text:p text:style-name="P35"><text:span text:style-name="T9">"update persons set first_name = ?, last_name = ?, address = ?, email = ?, phone = ? </text:span></text:p>
      <text:p text:style-name="P35"><text:span text:style-name="T9">where user_name = ? "</text:span><text:span text:style-name="T28">;</text:span></text:p>
      <text:p text:style-name="P24"/>
      <text:p text:style-name="P34"><text:span text:style-name="T3">"update users set password = ? where user_name = ? "</text:span><text:span text:style-name="T17">;</text:span></text:p>
      <text:p text:style-name="P18"/>
      <text:p text:style-name="P5"><text:soft-page-break/></text:p>
      <text:p text:style-name="P5">User Management Module:</text:p>
      <text:p text:style-name="P2">This module allows a system administrator to manage (to enter or update) the user information.</text:p>
      <text:p text:style-name="P2">This module is limited to administrator. </text:p>
      <text:p text:style-name="P2"/>
      <text:p text:style-name="P1">Manage.jsp</text:p>
      <text:p text:style-name="P2">First page for management, which lists all the users existed and check detailed information(<text:span text:style-name="T16">manage2.jsp)</text:span> and provide function to create new user(<text:span text:style-name="T16">manage_new.jsp</text:span>).</text:p>
      <text:p text:style-name="P2"><text:span text:style-name="T22">For listing all the users name and classtype: </text:span><text:span text:style-name="T13">"select * from users"</text:span><text:span text:style-name="T22">;</text:span></text:p>
      <text:p text:style-name="P2"><text:s/></text:p>
      <text:p text:style-name="P1">Manage_new.jsp,</text:p>
      <text:p text:style-name="P1">Manage_new2.jsp</text:p>
      <text:p text:style-name="P2">These two files provide function to create new user. Manage_new.jsp gives the input text area and <text:s/>Manage_new2.jsp will finish the update in database.</text:p>
      <text:p text:style-name="P2">For updating personal information(in manage_new2.jsp): </text:p>
      <text:p text:style-name="P36"><text:span text:style-name="T9">"insert into users values(?, ?, ?, ?)"</text:span><text:span text:style-name="T28">;</text:span></text:p>
      <text:p text:style-name="P16">"insert into persons values(?, ?, ?, ?, ?, ?)"</text:p>
      <text:p text:style-name="P1"/>
      <text:p text:style-name="P1">Manage2.jsp</text:p>
      <text:p text:style-name="P2">He/her can view all the user's, personal information and edit it(<text:span text:style-name="T16">manage_change.jsp</text:span>). </text:p>
      <text:p text:style-name="P2">For displaying information: </text:p>
      <text:p text:style-name="P16">"select * from persons where user_name = ?” ,</text:p>
      <text:p text:style-name="P16">"select password, class, to_char(date_registered, 'DD-MON-YYYY') as test_date from users where user_name = ?”</text:p>
      <text:p text:style-name="P35">List the patients of a doctor/ doctors of a patient</text:p>
      <text:p text:style-name="P34"><text:span text:style-name="T3">"select * from family_doctor where doctor_name = ?"</text:span><text:span text:style-name="T17">;</text:span></text:p>
      <text:p text:style-name="P34"><text:span text:style-name="T3">"select * from family_doctor where patient_name = ?"</text:span><text:span text:style-name="T17">;</text:span></text:p>
      <text:p text:style-name="P18"/>
      <text:p text:style-name="P2">For doctor/patient, administrator can add/delete, patient/doctor to them(<text:span text:style-name="T16">manage_add.jsp</text:span>, <text:span text:style-name="T16">manage_del.jsp</text:span>).</text:p>
      <text:p text:style-name="P2"/>
      <text:p text:style-name="P1">Manage_add.jsp</text:p>
      <text:p text:style-name="P1">Manage_del.jsp</text:p>
      <text:p text:style-name="P2">These two files can add/delete a patient to a doctor to create patient doctor relation or vice versa.</text:p>
      <text:p text:style-name="P35">First it will check the validation of the input name of a doctor/patient, if it is valid then do insert operation. </text:p>
      <text:p text:style-name="P35">Insert statement(manage_add.jsp): <text:span text:style-name="T9">"insert into family_doctor values(?,?)"</text:span></text:p>
      <text:p text:style-name="P36"><text:span text:style-name="T1">Delete statemen(manage_del.jsp): </text:span><text:span text:style-name="T9">"DELETE FROM family_doctor WHERE doctor_name = ? AND patient_name = ?"</text:span><text:span text:style-name="T28">;</text:span></text:p>
      <text:p text:style-name="P15"/>
      <text:p text:style-name="P15"/>
      <text:p text:style-name="P20">Report Generating Module:</text:p>
      <text:p text:style-name="P22">This module will be used by a system administrator to get the list of all patients with a specified diagnosis for a given time period. If user is not administrator or does not finish the form, error message will return.</text:p>
      <text:p text:style-name="P25"><text:span text:style-name="T1"/></text:p>
      <text:p text:style-name="P25"/>
      <text:p text:style-name="P25"/>
      <text:p text:style-name="P25"/>
      <text:p text:style-name="P25"><text:soft-page-break/></text:p>
      <text:p text:style-name="P25">Report.jsp</text:p>
      <text:p text:style-name="P25">Report_generate.jsp</text:p>
      <text:p text:style-name="P2">report.jsp will provide the interface for user to input diagnosis, time period.</text:p>
      <text:p text:style-name="P2">report_generate.jsp does the search in database</text:p>
      <text:p text:style-name="P2"/>
      <text:p text:style-name="P2">query for generating table:</text:p>
      <text:p text:style-name="P36"><text:span text:style-name="T8">"select p.user_name, p.address, p.phone, r.record_id, to_char(r.test_date, 'DD-MON-YYYY') as test_date </text:span><text:span text:style-name="T9">from radiology_record r,persons p where r.patient_name = p.user_name and r.diagnosis = ? and r.test_date BETWEEN ? and ? ORDER BY </text:span><text:span text:style-name="T9">r.test_date asc"</text:span><text:span text:style-name="T28">;</text:span></text:p>
      <text:p text:style-name="P19"/>
      <text:p text:style-name="P9"><text:span text:style-name="Strong_20_Emphasis"><text:span text:style-name="T20">Uploading Module:</text:span></text:span></text:p>
      <text:p text:style-name="P9"><text:span text:style-name="Strong_20_Emphasis"><text:span text:style-name="T24">This module relies on two sequences in order to create unique record and image ids. The sequences were created using:</text:span></text:span></text:p>
      <text:p text:style-name="P9"><text:span text:style-name="Strong_20_Emphasis"><text:span text:style-name="T33">“CREATE SEQUENCE record_seq;”</text:span></text:span></text:p>
      <text:p text:style-name="P9"><text:span text:style-name="Strong_20_Emphasis"><text:span text:style-name="T33">“CREATE SEQUENCE pic_seq;”</text:span></text:span></text:p>
      <text:p text:style-name="P9"><text:span text:style-name="Strong_20_Emphasis"><text:span text:style-name="T20"/></text:span></text:p>
      <text:p text:style-name="P9"><text:span text:style-name="Strong_20_Emphasis"><text:span text:style-name="T23">upload.jsp</text:span></text:span></text:p>
      <text:p text:style-name="P9"><text:span text:style-name="Strong_20_Emphasis"><text:span text:style-name="T24">From this page, the radiologist can add a new record to the database, or can add an image to an already existing record. Mainly uses html forms with security features to only allow radiologists to use the page.</text:span></text:span></text:p>
      <text:p text:style-name="P9"><text:span text:style-name="Strong_20_Emphasis"><text:span text:style-name="T24"/></text:span></text:p>
      <text:p text:style-name="P9"><text:span text:style-name="Strong_20_Emphasis"><text:span text:style-name="T25">uploadRecord.jsp</text:span></text:span></text:p>
      <text:p text:style-name="P9"><text:span text:style-name="Strong_20_Emphasis"><text:span text:style-name="T24">If the radiologist wants to add a record, the form is submitted to this page. The page makes the mandatory security checks, then gets the new record_id using:</text:span></text:span></text:p>
      <text:p text:style-name="P9"><text:span text:style-name="Strong_20_Emphasis"><text:span text:style-name="T33">“SELECT record_seq.nextval from dual;”</text:span></text:span></text:p>
      <text:p text:style-name="P9"><text:span text:style-name="Strong_20_Emphasis"><text:span text:style-name="T24"/></text:span></text:p>
      <text:p text:style-name="P9"><text:span text:style-name="Strong_20_Emphasis"><text:span text:style-name="T24">We then insert the record using the prepared statement</text:span></text:span></text:p>
      <text:p text:style-name="P9"><text:span text:style-name="Strong_20_Emphasis"><text:span text:style-name="T33">“INSERT INTO radiology_record VALUES("+recid+",?,?,?,?,?,?,?,?);”</text:span></text:span></text:p>
      <text:p text:style-name="P9"><text:span text:style-name="Strong_20_Emphasis"><text:span text:style-name="T24">followed by the record information. If the insert succeeds, we redirect the page to uploadAfter.jsp to allow for adding images.</text:span></text:span></text:p>
      <text:p text:style-name="P9"><text:span text:style-name="Strong_20_Emphasis"><text:span text:style-name="T24"/></text:span></text:p>
      <text:p text:style-name="P9"><text:span text:style-name="Strong_20_Emphasis"><text:span text:style-name="T25">uploadAfter.jsp</text:span></text:span></text:p>
      <text:p text:style-name="P9"><text:span text:style-name="Strong_20_Emphasis"><text:span text:style-name="T24">After attempting to add a record or an image to the database, the radiologist returns to this page so they can add another image to the corresponding record. This page also gives information about the last attempted add, displayed in green for success and red for failure. Allows for rapid adding of images.</text:span></text:span></text:p>
      <text:p text:style-name="P9"><text:span text:style-name="Strong_20_Emphasis"><text:span text:style-name="T24"/></text:span></text:p>
      <text:p text:style-name="P9"><text:span text:style-name="Strong_20_Emphasis"><text:span text:style-name="T25">UploadImage.java</text:span></text:span></text:p>
      <text:p text:style-name="P9"><text:span text:style-name="Strong_20_Emphasis"><text:span text:style-name="T24">File was adapted from the example code on the course website. </text:span></text:span></text:p>
      <text:p text:style-name="P9"><text:span text:style-name="Strong_20_Emphasis"><text:span text:style-name="T24">When UploadImage is called, it receives the multipart form and then pulls out the record id submitted. We also store the image in a BufferedImage object, and create a thumbnail that is 10x smaller than the original image, also stored in a BufferedImage. We then make sure that the radiologist has access to that record using</text:span></text:span></text:p>
      <text:p text:style-name="P9"><text:span text:style-name="Strong_20_Emphasis"><text:span text:style-name="T33">“SELECT radiologist_name FROM radiology_record”</text:span></text:span></text:p>
      <text:p text:style-name="P9"><text:span text:style-name="Strong_20_Emphasis"><text:span text:style-name="T33">“WHERE record_id = ? AND radiologist_name = ?;”</text:span></text:span></text:p>
      <text:p text:style-name="P9"><text:span text:style-name="Strong_20_Emphasis"><text:span text:style-name="T33"/></text:span></text:p>
      <text:p text:style-name="P9"><text:span text:style-name="Strong_20_Emphasis"><text:span text:style-name="T24">If the radiologist has access, we then obtain the next image_id using </text:span></text:span></text:p>
      <text:p text:style-name="P9"><text:span text:style-name="Strong_20_Emphasis"><text:span text:style-name="T33">“SELECT pic_seq.nextval from dual;”</text:span></text:span></text:p>
      <text:p text:style-name="P9"><text:soft-page-break/><text:span text:style-name="Strong_20_Emphasis"><text:span text:style-name="T24"/></text:span></text:p>
      <text:p text:style-name="P9"><text:span text:style-name="Strong_20_Emphasis"><text:span text:style-name="T24">and prep the row in the pacs_images table using</text:span></text:span></text:p>
      <text:p text:style-name="P9"><text:span text:style-name="Strong_20_Emphasis"><text:span text:style-name="T33">“INSERT INTO pacs_images VALUES(record_id, image_id, empty_blob(), empty_blob(), empty_blob());”</text:span></text:span></text:p>
      <text:p text:style-name="P9"><text:span text:style-name="Strong_20_Emphasis"><text:span text:style-name="T33"/></text:span></text:p>
      <text:p text:style-name="P9"><text:span text:style-name="Strong_20_Emphasis"><text:span text:style-name="T24">We then get the BLOB streams using</text:span></text:span></text:p>
      <text:p text:style-name="P9"><text:span text:style-name="Strong_20_Emphasis"><text:span text:style-name="T33">“SELECT * FROM pacs_images WHERE record_id = ? and image_id = ? FOR UPDATE;”</text:span></text:span></text:p>
      <text:p text:style-name="P9"><text:span text:style-name="Strong_20_Emphasis"><text:span text:style-name="T24"/></text:span></text:p>
      <text:p text:style-name="P9"><text:span text:style-name="Strong_20_Emphasis"><text:span text:style-name="T24">We write the regular image to regular_size and full_size and the thumbnail to thumbnail using ImageIO.write. After that is done, we close the streams and then redirect the page to uploadAfter.jsp with the results of the upload.</text:span></text:span></text:p>
      <text:p text:style-name="P9"><text:span text:style-name="Strong_20_Emphasis"><text:span text:style-name="T24"/></text:span></text:p>
      <text:p text:style-name="P9"><text:span text:style-name="Strong_20_Emphasis"><text:span text:style-name="T20">Search Module:</text:span></text:span></text:p>
      <text:p text:style-name="P9"><text:span text:style-name="Strong_20_Emphasis"><text:span text:style-name="T24">The search module relies on combining difference chunks, or clauses depending on security and user selection to create the database call that will return the correct results.</text:span></text:span></text:p>
      <text:p text:style-name="P9"><text:span text:style-name="Strong_20_Emphasis"><text:span text:style-name="T24"/></text:span></text:p>
      <text:p text:style-name="P9"><text:span text:style-name="Strong_20_Emphasis"><text:span text:style-name="T25">search.jsp</text:span></text:span></text:p>
      <text:p text:style-name="P9"><text:span text:style-name="Strong_20_Emphasis"><text:span text:style-name="T24">This jsp file displays the form that will collect the parameters that the user wants to send. The user can enter a comma-seperated list of keywords, choose the period of time they would like to query, and how they would like to order the results.</text:span></text:span></text:p>
      <text:p text:style-name="P9"><text:span text:style-name="Strong_20_Emphasis"><text:span text:style-name="T24"/></text:span></text:p>
      <text:p text:style-name="P9"><text:span text:style-name="Strong_20_Emphasis"><text:span text:style-name="T25">SearchResults.jsp</text:span></text:span></text:p>
      <text:p text:style-name="P9"><text:span text:style-name="Strong_20_Emphasis"><text:span text:style-name="T24">The jsp page starts with creating the sql query to collect the search results. I will break down the structure of the sql query in sections. If a special WHERE clause is included, then it is added into an array to be added before the query is called. We start the query with just “SELECT”.</text:span></text:span></text:p>
      <text:p text:style-name="P9"><text:span text:style-name="Strong_20_Emphasis"><text:span text:style-name="T24"/></text:span></text:p>
      <text:p text:style-name="P9"><text:span text:style-name="Strong_20_Emphasis"><text:span text:style-name="T26">The Form Parameters:</text:span></text:span></text:p>
      <text:p text:style-name="P9"><text:span text:style-name="Strong_20_Emphasis"><text:span text:style-name="T24">If a start date is included, then we add</text:span></text:span></text:p>
      <text:p text:style-name="P9"><text:span text:style-name="Strong_20_Emphasis"><text:span text:style-name="T33">“test_date &gt;= ?”</text:span></text:span></text:p>
      <text:p text:style-name="P9"><text:span text:style-name="Strong_20_Emphasis"><text:span text:style-name="T24">If a end date is included, then we add</text:span></text:span></text:p>
      <text:p text:style-name="P9"><text:span text:style-name="Strong_20_Emphasis"><text:span text:style-name="T33">"test_date &lt;= ? "</text:span></text:span></text:p>
      <text:p text:style-name="P9"><text:span text:style-name="Strong_20_Emphasis"><text:span text:style-name="T24">If keywords are included</text:span></text:span></text:p>
      <text:p text:style-name="P9"><text:span text:style-name="Strong_20_Emphasis"><text:span text:style-name="T33">"contains(r.patient_name, ?, 1) &gt;= 0 and contains(r.diagnosis, ?, 2) &gt;= 0 <text:s/>and contains(r.description, ?, 3) &gt;= 0 "</text:span></text:span></text:p>
      <text:p text:style-name="P9"><text:span text:style-name="Strong_20_Emphasis"><text:span text:style-name="T24">and we append directly to the start of the query</text:span></text:span></text:p>
      <text:p text:style-name="P9"><text:span text:style-name="Strong_20_Emphasis"><text:span text:style-name="T33">"score(1)*6 + score(2)*3 + score(3) as rank, "</text:span></text:span></text:p>
      <text:p text:style-name="P9"><text:span text:style-name="Strong_20_Emphasis"><text:span text:style-name="T24"/></text:span></text:p>
      <text:p text:style-name="P9"><text:span text:style-name="Strong_20_Emphasis"><text:span text:style-name="T26">The Class Parameters:</text:span></text:span></text:p>
      <text:p text:style-name="P9"><text:span text:style-name="Strong_20_Emphasis"><text:span text:style-name="T24">Depending on the class, we need to add certain parameters to the WHERE clause.</text:span></text:span></text:p>
      <text:p text:style-name="P9"><text:span text:style-name="Strong_20_Emphasis"><text:span text:style-name="T24">If the user is a patient, then we add</text:span></text:span></text:p>
      <text:p text:style-name="P9"><text:span text:style-name="Strong_20_Emphasis"><text:span text:style-name="T33">"r.patient_name = ? "</text:span></text:span></text:p>
      <text:p text:style-name="P9"><text:span text:style-name="Strong_20_Emphasis"><text:span text:style-name="T24">If the user is a doctor, then we add</text:span></text:span></text:p>
      <text:p text:style-name="P9"><text:span text:style-name="Strong_20_Emphasis"><text:span text:style-name="T33">"? IN (SELECT d.doctor_name from family_doctor d where d.patient_name = r.patient_name) "</text:span></text:span></text:p>
      <text:p text:style-name="P9"><text:span text:style-name="Strong_20_Emphasis"><text:span text:style-name="T24">If the user is a radiologist, then we add</text:span></text:span></text:p>
      <text:p text:style-name="P9"><text:span text:style-name="Strong_20_Emphasis"><text:span text:style-name="T33">"r.radiologist_name = ? "</text:span></text:span></text:p>
      <text:p text:style-name="P9"><text:span text:style-name="Strong_20_Emphasis"><text:span text:style-name="T24"/></text:span></text:p>
      <text:p text:style-name="P9"><text:span text:style-name="Strong_20_Emphasis"><text:span text:style-name="T26"/></text:span></text:p>
      <text:p text:style-name="P9"><text:span text:style-name="Strong_20_Emphasis"><text:span text:style-name="T26"/></text:span></text:p>
      <text:p text:style-name="P9"><text:span text:style-name="Strong_20_Emphasis"><text:span text:style-name="T26"/></text:span></text:p>
      <text:p text:style-name="P9"><text:soft-page-break/><text:span text:style-name="Strong_20_Emphasis"><text:span text:style-name="T26"/></text:span></text:p>
      <text:p text:style-name="P9"><text:span text:style-name="Strong_20_Emphasis"><text:span text:style-name="T26">The Order Parameters:</text:span></text:span></text:p>
      <text:p text:style-name="P9"><text:span text:style-name="Strong_20_Emphasis"><text:span text:style-name="T24">We then need to add to the end of the query how we want to order the results, if the user wants to order by rank, then we add</text:span></text:span></text:p>
      <text:p text:style-name="P9"><text:span text:style-name="Strong_20_Emphasis"><text:span text:style-name="T33">"rank DESC"</text:span></text:span></text:p>
      <text:p text:style-name="P9"><text:span text:style-name="Strong_20_Emphasis"><text:span text:style-name="T24">If by most-recent-first, then we add</text:span></text:span></text:p>
      <text:p text:style-name="P9"><text:span text:style-name="Strong_20_Emphasis"><text:span text:style-name="T33">"r.test_date DESC"</text:span></text:span></text:p>
      <text:p text:style-name="P9"><text:span text:style-name="Strong_20_Emphasis"><text:span text:style-name="T24">If by most-recent-last, then we add</text:span></text:span></text:p>
      <text:p text:style-name="P9"><text:span text:style-name="Strong_20_Emphasis"><text:span text:style-name="T33">“r.test_date ASC”</text:span></text:span></text:p>
      <text:p text:style-name="P9"><text:span text:style-name="Strong_20_Emphasis"><text:span text:style-name="T24"/></text:span></text:p>
      <text:p text:style-name="P9"><text:span text:style-name="Strong_20_Emphasis"><text:span text:style-name="T24">We then add the rest of the SELECT section to the query, followed by the WHERE clauses and finally the ORDER BY clause.</text:span></text:span></text:p>
      <text:p text:style-name="P9"><text:span text:style-name="Strong_20_Emphasis"><text:span text:style-name="T33">"r.record_id, r.patient_name, r.doctor_name, r.radiologist_name, r.test_type, to_char(r.prescribing_date, 'DD-MON-YYYY') as prescribing_date, to_char(r.test_date, 'DD-MON-YYYY') as test_date, r.diagnosis, r.description from radiology_record r "</text:span></text:span></text:p>
      <text:p text:style-name="P9"><text:span text:style-name="Strong_20_Emphasis"><text:span text:style-name="T24"/></text:span></text:p>
      <text:p text:style-name="P9"><text:span text:style-name="Strong_20_Emphasis"><text:span text:style-name="T24">A sample completed prepared statement looks something like this:</text:span></text:span></text:p>
      <text:p text:style-name="P9"><text:span text:style-name="Strong_20_Emphasis"><text:span text:style-name="T33">“SELECT score(1)*6 + score(2)*3 + score(3) as rank, r.record_id, r.patient_name, r.doctor_name, r.radiologist_name, r.test_type, to_char(r.prescribing_date, 'DD-MON-YYYY') as prescribing_date, to_char(r.test_date, 'DD-MON-YYYY') as test_date, r.diagnosis, r.description from radiology_record r WHERE contains(r.patient_name, ?, 1) &gt;= 0 and contains(r.diagnosis, ?, 2) &gt;= 0 <text:s/>and contains(r.description, ?, 3) &gt;= 0 and test_date &gt;= ? and test_date &lt;= ? and r.patient_name = ? ORDER BY rank DESC;”</text:span></text:span></text:p>
      <text:p text:style-name="P9"><text:span text:style-name="Strong_20_Emphasis"><text:span text:style-name="T33"/></text:span></text:p>
      <text:p text:style-name="P9"><text:span text:style-name="Strong_20_Emphasis"><text:span text:style-name="T24">After finally creating the query and setting the values, we take the result set and create a table with the results. We place all of the record information on one row, then place any corresponding images for the database on the next row. We obtain the images using</text:span></text:span></text:p>
      <text:p text:style-name="P9"><text:span text:style-name="Strong_20_Emphasis"><text:span text:style-name="T33">"select image_id from pacs_images where record_id = ?;"</text:span></text:span></text:p>
      <text:p text:style-name="P9"><text:span text:style-name="Strong_20_Emphasis"><text:span text:style-name="T24">Then display the images as thumbnails using (for example record_id=1 and image_id =3)</text:span></text:span></text:p>
      <text:p text:style-name="P9"><text:span text:style-name="Strong_20_Emphasis"><text:span text:style-name="T33">"&lt;a href="GetOnePic?size=full&amp;rec=1&amp;pic=3" target="_blank"&gt;</text:span></text:span></text:p>
      <text:p text:style-name="P9"><text:span text:style-name="Strong_20_Emphasis"><text:span text:style-name="T33">&lt;img src="GetOnePic?rec=1&amp;pic=3” height="45" width="60"&gt;&lt;/a&gt;"</text:span></text:span></text:p>
      <text:p text:style-name="P9"><text:span text:style-name="Strong_20_Emphasis"><text:span text:style-name="T24">Next we will talk about how we display those images</text:span></text:span></text:p>
      <text:p text:style-name="P9"><text:span text:style-name="Strong_20_Emphasis"><text:span text:style-name="T24"/></text:span></text:p>
      <text:p text:style-name="P9"><text:span text:style-name="Strong_20_Emphasis"><text:span text:style-name="T25">GetOnePic.java</text:span></text:span></text:p>
      <text:p text:style-name="P9"><text:span text:style-name="Strong_20_Emphasis"><text:span text:style-name="T24">File was adapted from the example code on the course website. </text:span></text:span></text:p>
      <text:p text:style-name="P9"><text:span text:style-name="Strong_20_Emphasis"><text:span text:style-name="T24">When GetOnePic is called, it receives the image size, record_id, and image_id. It then adds the necessary security checks to the query depending on class using <text:s/></text:span></text:span></text:p>
      <text:p text:style-name="P9"><text:span text:style-name="Strong_20_Emphasis"><text:span text:style-name="T33">" and r.radiologist_name = ? "</text:span></text:span></text:p>
      <text:p text:style-name="P9"><text:span text:style-name="Strong_20_Emphasis"><text:span text:style-name="T33">" and ? IN (SELECT d.doctor_name from family_doctor d where d.patient_name = r.patient_name) ";</text:span></text:span></text:p>
      <text:p text:style-name="P9"><text:span text:style-name="Strong_20_Emphasis"><text:span text:style-name="T33">" and r.patient_name = ? ";</text:span></text:span></text:p>
      <text:p text:style-name="P9"><text:span text:style-name="Strong_20_Emphasis"><text:span text:style-name="T24"/></text:span></text:p>
      <text:p text:style-name="P9"><text:span text:style-name="Strong_20_Emphasis"><text:span text:style-name="T24">and gets the image from the database using</text:span></text:span></text:p>
      <text:p text:style-name="P9"><text:span text:style-name="Strong_20_Emphasis"><text:span text:style-name="T33">“select p.regular_size from pacs_images p, radiology_record r where p.record_id=? and p.image_id=? and r.record_id = p.record_id”</text:span></text:span></text:p>
      <text:p text:style-name="P9"><text:span text:style-name="Strong_20_Emphasis"><text:span text:style-name="T24">with whatever size was specified.</text:span></text:span></text:p>
      <text:p text:style-name="P9"><text:span text:style-name="Strong_20_Emphasis"><text:span text:style-name="T24"/></text:span></text:p>
      <text:p text:style-name="P9"><text:span text:style-name="Strong_20_Emphasis"><text:span text:style-name="T24">The method then reads the inputStream from the blob and writes it to the output stream.</text:span></text:span></text:p>
      <text:p text:style-name="P9"><text:span text:style-name="Strong_20_Emphasis"><text:span text:style-name="T24"/></text:span></text:p>
      <text:p text:style-name="P9"><text:span text:style-name="Strong_20_Emphasis"><text:span text:style-name="T20"/></text:span></text:p>
      <text:p text:style-name="P9"><text:soft-page-break/><text:span text:style-name="Strong_20_Emphasis"><text:span text:style-name="T20"/></text:span></text:p>
      <text:p text:style-name="P9"><text:span text:style-name="Strong_20_Emphasis"><text:span text:style-name="T20">Data Analysis Module:</text:span></text:span></text:p>
      <text:p text:style-name="P3">This module will be used by the system administrator (i.e., a user named "admin") to generate and display an OLAP report for data analysis. <text:s/>A user of this module may choose to display the number of images for each patient , test type, and/or period of time.</text:p>
      <text:p text:style-name="P3"/>
      <text:p text:style-name="P1">Time hierarchy design:</text:p>
      <text:p text:style-name="P3">We create three views of original tables:</text:p>
      <text:p text:style-name="P3"><text:span text:style-name="T16">rec_date:</text:span> <text:s/>record_id with time separate to week, month, year. Here the week and month are specified to certain year.</text:p>
      <text:p text:style-name="P13">CREATE VIEW rec_date AS </text:p>
      <text:p text:style-name="P13"><text:tab/>SELECT record_id, to_char(test_date, 'WW-YYYY') AS week, to_char(test_date, 'MON-YYYY') AS month, to_char(test_date, 'YYYY') AS year FROM radiology_record;</text:p>
      <text:p text:style-name="P12"/>
      <text:p text:style-name="P10">rec_week: <text:span text:style-name="T1">number of record in each week with specified patient, test type</text:span></text:p>
      <text:p text:style-name="P13">CREATE VIEW rec_week AS </text:p>
      <text:p text:style-name="P13"><text:tab/>SELECT COUNT(r.record_id) AS recnum, r.patient_name, r.test_type, d.week </text:p>
      <text:p text:style-name="P13"><text:tab/>FROM radiology_record r, rec_date d </text:p>
      <text:p text:style-name="P13"><text:tab/>WHERE r.record_id = d.record_id </text:p>
      <text:p text:style-name="P13"><text:tab/>GROUP BY r.patient_name, r.test_type, d.week; </text:p>
      <text:p text:style-name="P13"/>
      <text:p text:style-name="P10">rec_month: <text:span text:style-name="T1">number of record in each month with specified patient, test type</text:span></text:p>
      <text:p text:style-name="P13">CREATE VIEW rec_month AS </text:p>
      <text:p text:style-name="P13"><text:tab/>SELECT COUNT(r.record_id) AS recnum, r.patient_name, r.test_type, d.month </text:p>
      <text:p text:style-name="P13"><text:tab/>FROM radiology_record r, rec_date d </text:p>
      <text:p text:style-name="P13"><text:tab/>WHERE r.record_id = d.record_id </text:p>
      <text:p text:style-name="P13"><text:tab/>GROUP BY r.patient_name, r.test_type, d.month;</text:p>
      <text:p text:style-name="P13"/>
      <text:p text:style-name="P26">There is no hierarchy relation between week and month. So there is no roll up or rill down for these two. Month can roll up to year and year can dill down to month.</text:p>
      <text:p text:style-name="P26"/>
      <text:p text:style-name="P10">Analysis.jsp</text:p>
      <text:p text:style-name="P26">User can get the number of record group by patient name/ test type/ period, but cannot all be none.</text:p>
      <text:p text:style-name="P26">The full query:</text:p>
      <text:p text:style-name="P26">for year, roll up from month</text:p>
      <text:p text:style-name="P13">select SUM(m.recnum), m.patient_name, d.Year from rec_month m, rec_date d where m.Month = d.Month group by m.patient_name, d.Year;</text:p>
      <text:p text:style-name="P13"/>
      <text:p text:style-name="P26">for week/month</text:p>
      <text:p text:style-name="P31">select SUM(recnum), week from rec_week group by week;</text:p>
      <text:p text:style-name="P31"/>
      <text:p text:style-name="P23">if no period option then</text:p>
      <text:p text:style-name="P6"><text:span text:style-name="T1">select </text:span><text:span text:style-name="T32">SUM(recnum)</text:span><text:span text:style-name="T1"> ,m.patient_name ,m.test_type </text:span><text:span text:style-name="T2">from rec_week m group by </text:span><text:span text:style-name="T1">m.patient_name ,m.test_type</text:span></text:p>
      <text:p text:style-name="P16"/>
      <text:p text:style-name="P11"/>
      <text:p text:style-name="P11"/>
      <text:p text:style-name="P11"/>
      <text:p text:style-name="P11"><text:soft-page-break/></text:p>
      <text:p text:style-name="P11">Security module</text:p>
      <text:p text:style-name="P24">All of the queries use prepareStatement to avoid query injection. </text:p>
      <text:p text:style-name="P24">For all the modules there are mechanism to detect the user's class type and decide whether he/her is accessible to this module. If not, an error message will generate. We wrap every single jsp and java file with this check to make sure noone can gain access to the site if they are not logged in. We also invalidate any cookies when the user logs o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2-04-06T15:55:23</meta:creation-date>
    <dc:date>2012-04-07T14:55:56</dc:date>
    <meta:editing-duration>PT07H50M25S</meta:editing-duration>
    <meta:editing-cycles>21</meta:editing-cycles>
    <meta:generator>OpenOffice.org/3.1$Linux OpenOffice.org_project/310m11$Build-9399</meta:generator>
    <meta:document-statistic meta:table-count="0" meta:image-count="0" meta:object-count="0" meta:page-count="7" meta:paragraph-count="173" meta:word-count="2018" meta:character-count="12884"/>
  </office:meta>
</office:document-meta>
</file>